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fa997f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1025a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bold" officeooo:paragraph-rsid="01025a8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4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5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6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7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Standard">
      <style:text-properties officeooo:paragraph-rsid="006e0b94"/>
    </style:style>
    <style:style style:name="P60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1044727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1058ee0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0332ddf"/>
    </style:style>
    <style:style style:name="T11" style:family="text">
      <style:text-properties officeooo:rsid="0037b394"/>
    </style:style>
    <style:style style:name="T12" style:family="text">
      <style:text-properties officeooo:rsid="003b6bff"/>
    </style:style>
    <style:style style:name="T13" style:family="text">
      <style:text-properties officeooo:rsid="003e4fd4"/>
    </style:style>
    <style:style style:name="T14" style:family="text">
      <style:text-properties officeooo:rsid="003f9add"/>
    </style:style>
    <style:style style:name="T15" style:family="text">
      <style:text-properties officeooo:rsid="0044b069"/>
    </style:style>
    <style:style style:name="T16" style:family="text">
      <style:text-properties officeooo:rsid="00468dc6"/>
    </style:style>
    <style:style style:name="T17" style:family="text">
      <style:text-properties officeooo:rsid="004cf66b"/>
    </style:style>
    <style:style style:name="T18" style:family="text">
      <style:text-properties officeooo:rsid="0050e1f0"/>
    </style:style>
    <style:style style:name="T19" style:family="text">
      <style:text-properties officeooo:rsid="005d37a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5faa3b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pt" style:font-size-asian="10pt" style:font-size-complex="10pt"/>
    </style:style>
    <style:style style:name="T24" style:family="text">
      <style:text-properties style:font-name="Courier New" fo:font-size="10pt" officeooo:rsid="00479af1" style:font-size-asian="10pt" style:font-size-complex="10pt"/>
    </style:style>
    <style:style style:name="T25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8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0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officeooo:rsid="003b6bff"/>
    </style:style>
    <style:style style:name="T33" style:family="text">
      <style:text-properties style:font-name="Courier New" fo:font-weight="normal" officeooo:rsid="00479af1" style:font-weight-asian="normal" style:font-weight-complex="normal"/>
    </style:style>
    <style:style style:name="T34" style:family="text">
      <style:text-properties style:font-name="Courier New" fo:font-weight="normal" officeooo:rsid="003b6bff" style:font-weight-asian="normal" style:font-weight-complex="normal"/>
    </style:style>
    <style:style style:name="T35" style:family="text">
      <style:text-properties style:font-name="Courier New" officeooo:rsid="00d63f08"/>
    </style:style>
    <style:style style:name="T36" style:family="text">
      <style:text-properties style:font-name="Courier New" officeooo:rsid="00dbbbe1"/>
    </style:style>
    <style:style style:name="T37" style:family="text">
      <style:text-properties officeooo:rsid="0080efcf"/>
    </style:style>
    <style:style style:name="T38" style:family="text">
      <style:text-properties officeooo:rsid="008a1c77"/>
    </style:style>
    <style:style style:name="T39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98659b" style:font-weight-asian="bold" style:font-weight-complex="bold"/>
    </style:style>
    <style:style style:name="T42" style:family="text">
      <style:text-properties officeooo:rsid="009db0cb"/>
    </style:style>
    <style:style style:name="T43" style:family="text">
      <style:text-properties officeooo:rsid="00d720e3"/>
    </style:style>
    <style:style style:name="T44" style:family="text">
      <style:text-properties officeooo:rsid="00f8e178"/>
    </style:style>
    <style:style style:name="T45" style:family="text">
      <style:text-properties fo:font-style="normal" fo:font-weight="bold" officeooo:rsid="00f8e178" style:font-style-asian="normal" style:font-weight-asian="bold" style:font-style-complex="normal" style:font-weight-complex="bold"/>
    </style:style>
    <style:style style:name="T46" style:family="text">
      <style:text-properties officeooo:rsid="00fe21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8">3</text:span><text:span text:style-name="T5">.</text:span><text:span text:style-name="T8">0</text:span><text:span text:style-name="T7">.</text:span><text:span text:style-name="T9">1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39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3">Web </text:span>Storage <text:span text:style-name="T16">api and JSON</text:span></text:p>
          </table:table-cell>
          <table:table-cell table:style-name="Táblázat1.A1" office:value-type="string">
            <text:h text:style-name="P57" text:outline-level="3"><text:span text:style-name="T17">element.</text:span>dataset &amp; data-* attributes</text:h>
          </table:table-cell>
          <table:table-cell table:style-name="Táblázat1.C1" office:value-type="string">
            <text:h text:style-name="P58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1">l</text:span>ocalStorage:</text:p>
            <text:p text:style-name="P22"><text:span text:style-name="T10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4">sessionStorage</text:span></text:span><text:span text:style-name="T23">: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length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key(index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get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setItem(key, data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remove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8">m</text:span>ethods <text:span text:style-name="T38">and</text:span> <text:span text:style-name="T18">e</text:span>vents</text:p>
            <text:p text:style-name="P22"/>
            <text:p text:style-name="P17">camelcase:</text:p>
            <text:p text:style-name="P23">el<text:span text:style-name="T14">ement</text:span>.data-name</text:p>
            <text:p text:style-name="P24"><text:s text:c="2"/>-&gt; el<text:span text:style-name="T14">ement</text:span>.dataset.name</text:p>
            <text:p text:style-name="P24">el<text:span text:style-name="T14">ement</text:span>.data-first-second</text:p>
            <text:p text:style-name="P24"><text:s text:c="2"/>-&gt; el<text:span text:style-name="T14">ement</text:span>.dataset.firstSecond</text:p>
            <text:p text:style-name="P22"/>
            <text:p text:style-name="P8">set:</text:p>
            <text:p text:style-name="P22">element.dataset.<text:span text:style-name="T19">name</text:span> = "<text:span text:style-name="T11">value</text:span>";</text:p>
            <text:p text:style-name="P25">element.dataset["<text:span text:style-name="T19">name</text:span>"] = "<text:span text:style-name="T11">value</text:span>";</text:p>
            <text:p text:style-name="P25">element.setAttribute("data-<text:span text:style-name="T19">name</text:span>", "<text:span text:style-name="T11">value</text:span>");</text:p>
            <text:p text:style-name="P25">element<text:span text:style-name="T11">[</text:span>"data-<text:span text:style-name="T19">name</text:span>"<text:span text:style-name="T11">] =</text:span> "<text:span text:style-name="T11">value</text:span>";</text:p>
            <text:p text:style-name="P26"/>
            <text:p text:style-name="P8">get:</text:p>
            <text:p text:style-name="P25">element.dataset.<text:span text:style-name="T19">name</text:span>;</text:p>
            <text:p text:style-name="P25">element.dataset["<text:span text:style-name="T19">name</text:span>"];</text:p>
            <text:p text:style-name="P25">element.getAttribute("data-<text:span text:style-name="T19">name</text:span>");</text:p>
            <text:p text:style-name="P25">element<text:span text:style-name="T11">[</text:span>"data-<text:span text:style-name="T19">name</text:span>"<text:span text:style-name="T11">]</text:span>;</text:p>
            <text:p text:style-name="P22"/>
            <text:p text:style-name="P8">remove:</text:p>
            <text:p text:style-name="P25">element.removeAttribute("data-<text:span text:style-name="T19">name</text:span>");</text:p>
            <text:p text:style-name="P25"/>
            <text:p text:style-name="P20">check:</text:p>
            <text:p text:style-name="P34">element.hasAttribute("data-<text:span text:style-name="T19">name</text:span>");</text:p>
            <text:p text:style-name="P34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<text:span text:style-name="T46">&lt;</text:span>TypedArray<text:span text:style-name="T46">&gt;</text:span>(); <text:span text:style-name="T20">ES2017</text:span></text:p>
            <text:p text:style-name="P29">new <text:span text:style-name="T46">&lt;</text:span>TypedArray<text:span text:style-name="T46">&gt;</text:span>(length);</text:p>
            <text:p text:style-name="P29">new <text:span text:style-name="T46">&lt;</text:span>TypedArray<text:span text:style-name="T46">&gt;</text:span>(typedArray);</text:p>
            <text:p text:style-name="P29">new <text:span text:style-name="T46">&lt;</text:span>TypedArray<text:span text:style-name="T46">&gt;</text:span>(object);</text:p>
            <text:p text:style-name="P29">new <text:span text:style-name="T46">&lt;</text:span>TypedArray<text:span text:style-name="T46">&gt;</text:span>(buffer[,byteOffset[,len<text:span text:style-name="T46">g</text:span>]]);</text:p>
            <text:p text:style-name="P29"/>
            <text:p text:style-name="P12">Int8Array();</text:p>
            <text:p text:style-name="P47">-128 to 127, 1 <text:span text:style-name="T37">byte</text:span>, int8_t</text:p>
            <text:p text:style-name="P12">Uint8Array();</text:p>
            <text:p text:style-name="P47">0 to 255, 1 <text:span text:style-name="T37">byte,</text:span> uint8_t</text:p>
            <text:p text:style-name="P33"><text:span text:style-name="T40">Uint8ClampedArray();</text:span><text:span text:style-name="T45"> - not in IE10-11</text:span></text:p>
            <text:p text:style-name="P48">0 to 255, 1 <text:span text:style-name="T37">byte</text:span>, uint8_t</text:p>
            <text:p text:style-name="P48"/>
            <text:p text:style-name="P12">Int16Array();</text:p>
            <text:p text:style-name="P47">-32768 to 32767, 2 <text:span text:style-name="T37">byte</text:span>, int16_t</text:p>
            <text:p text:style-name="P12">Uint16Array();</text:p>
            <text:p text:style-name="P47">0 to 65535, 2 <text:span text:style-name="T37">byte</text:span>, uint16_t</text:p>
            <text:p text:style-name="P47"/>
            <text:p text:style-name="P13">Int32Array();</text:p>
            <text:p text:style-name="P48">-2147483648 to 2147483647, 4 byte, int32_t</text:p>
            <text:p text:style-name="P13">Uint32Array();</text:p>
            <text:p text:style-name="P48">0 to 4294967295, 4 <text:span text:style-name="T37">byte</text:span>, uint32_t</text:p>
            <text:p text:style-name="P48"/>
            <text:p text:style-name="P52">BigInt64Array<text:span text:style-name="T44">(); - not in IE10-11</text:span></text:p>
            <text:p text:style-name="P50">-2**63 to 2**63-1, 8 <text:span text:style-name="T44">byte, int64_t</text:span></text:p>
            <text:p text:style-name="P52">BigUint64Array<text:span text:style-name="T44">(); - not in IE10-11</text:span></text:p>
            <text:p text:style-name="P50">0 to 2**64-1, 8 <text:span text:style-name="T44">byte, uint64_t</text:span></text:p>
            <text:p text:style-name="P48"/>
            <text:p text:style-name="P13">Float32Array();</text:p>
            <text:p text:style-name="P48">1.2x10-38 to 3.4x1038, 4 <text:span text:style-name="T37">byte</text:span>, float</text:p>
            <text:p text:style-name="P13">Float64Array();</text:p>
            <text:p text:style-name="P48">5.0x10-324 to 1.8x10308, 8 <text:span text:style-name="T37">byte</text:span>, double</text:p>
            <text:p text:style-name="P48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9"/>
            <text:p text:style-name="P40"><text:span text:style-name="Source_20_Text"><text:span text:style-name="T22">IE10+IE11 </text:span></text:span><text:span text:style-name="Source_20_Text"><text:span text:style-name="T32">d</text:span></text:span><text:span text:style-name="Source_20_Text"><text:span text:style-name="T22">on't have support for classList on SVG or MathML elements.</text:span></text:span></text:p>
            <text:p text:style-name="P39"/>
            <text:p text:style-name="P14">element.classList.add(String[,String]);</text:p>
            <text:p text:style-name="P49">IE10+11: yes (except the multiple arguments)</text:p>
            <text:p text:style-name="P35"/>
            <text:p text:style-name="P11">element.classList.remove(String[,String]);</text:p>
            <text:p text:style-name="P46">IE10+11: yes (except the multiple arguments)</text:p>
            <text:p text:style-name="P45">- Removing a class that does not exist, does NOT throw an error.</text:p>
            <text:p text:style-name="P27"/>
            <text:p text:style-name="P14">element.classList.contains(String);</text:p>
            <text:p text:style-name="P49">IE10+11: yes</text:p>
            <text:p text:style-name="P35"/>
            <text:p text:style-name="P11">element.classList.toggle(String[,force]);</text:p>
            <text:p text:style-name="P46">IE10+11: yes (except the second argument)</text:p>
            <text:p text:style-name="P45">- When only one argument is present: Toggle class value; <text:span text:style-name="T15">i</text:span>f class exists then remove it and return false, if not, then add it and return true.</text:p>
            <text:p text:style-name="P45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9">IE10+11: yes</text:p>
            <text:p text:style-name="P27"/>
            <text:p text:style-name="P14">element.classList.length;</text:p>
            <text:p text:style-name="P49">IE10+11: yes</text:p>
            <text:p text:style-name="P35"/>
            <text:p text:style-name="P11">element.classList.replace(oldClass, newClass); </text:p>
            <text:p text:style-name="P45">IE10+11: <text:span text:style-name="T12">N</text:span>o <text:span text:style-name="T12">and the method isn't compatible with the Safari and mobile browsers too.</text:span></text:p>
            <text:p text:style-name="P35"/>
            <text:p text:style-name="P15">Remove all classes:</text:p>
            <text:p text:style-name="P53"><text:span text:style-name="Source_20_Text"><text:span text:style-name="T27">element.className = "";</text:span></text:span></text:p>
            <text:p text:style-name="P27"><text:span text:style-name="Source_20_Text"><text:span text:style-name="T27"/></text:span></text:p>
          </table:table-cell>
          <table:table-cell table:style-name="Táblázat2.B2" office:value-type="string">
            <text:p text:style-name="P39"/>
            <text:p text:style-name="P39">IE8+</text:p>
            <text:p text:style-name="P39"/>
            <text:p text:style-name="P39"><text:span text:style-name="T41">V</text:span><text:span text:style-name="T40">alid Data Types</text:span></text:p>
            <text:p text:style-name="P39">- a string</text:p>
            <text:p text:style-name="P39">- a number</text:p>
            <text:p text:style-name="P39">- an object (containing valid JSON values)</text:p>
            <text:p text:style-name="P39">- an array</text:p>
            <text:p text:style-name="P39">- a boolean</text:p>
            <text:p text:style-name="P39">- null</text:p>
            <text:p text:style-name="P39"/>
            <text:p text:style-name="P43"><text:span text:style-name="T41">Inv</text:span><text:span text:style-name="T40">alid Data Types</text:span></text:p>
            <text:p text:style-name="P39">- a function</text:p>
            <text:p text:style-name="P39">- a date</text:p>
            <text:p text:style-name="P39">- undefined</text:p>
            <text:p text:style-name="P39">- <text:span text:style-name="T42">an object with method(s) (function)</text:span></text:p>
            <text:p text:style-name="P39"/>
            <text:p text:style-name="P16">JSON.stringify()</text:p>
            <text:p text:style-name="P39">Convert a JavaScript object to a JSON string.</text:p>
            <text:p text:style-name="P39"/>
            <text:p text:style-name="P39">JSON.stringify( { a: 1, b: "2", c: true } );</text:p>
            <text:p text:style-name="P36">=&gt; "{\"a\":1,\"b\":\"2\",\"c\":true}"</text:p>
            <text:p text:style-name="P36"/>
            <text:p text:style-name="P39">JSON.stringify( [1, 2, 3, 4, 5] );</text:p>
            <text:p text:style-name="P36">=&gt; "[1,2,3,4,5]"</text:p>
            <text:p text:style-name="P36"/>
            <text:p text:style-name="P16">JSON.parse()</text:p>
            <text:p text:style-name="P39">Parses a JSON string and returns a JavaScript object.</text:p>
            <text:p text:style-name="P39"/>
            <text:p text:style-name="P39">JSON.parse(JSON.stringify( {a: 1, b: "2", c: true} ));</text:p>
            <text:p text:style-name="P36">=&gt; Object { a: 1, b: "2", c: true }</text:p>
            <text:p text:style-name="P36"/>
            <text:p text:style-name="P39">JSON.parse(JSON.stringify( [1, 2, 3, 4, 5] ));</text:p>
            <text:p text:style-name="P36">=&gt; Array(5) [ 1, 2, 3, 4, 5 ]</text:p>
            <text:p text:style-name="P36"/>
          </table:table-cell>
        </table:table-row>
      </table:table>
      <text:p text:style-name="P59"/>
      <text:p text:style-name="P59"/>
      <text:p text:style-name="P59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4"/>
            <text:p text:style-name="P41"><text:span text:style-name="Source_20_Text"><text:span text:style-name="T35">IE9: </text:span></text:span><text:span text:style-name="Source_20_Text"><text:span text:style-name="T36">XML support</text:span></text:span></text:p>
            <text:p text:style-name="P42"><text:span text:style-name="Source_20_Text"><text:span text:style-name="T35">IE10+IE11: </text:span></text:span><text:span text:style-name="Source_20_Text"><text:span text:style-name="T36">XML, SVG and HTML support</text:span></text:span></text:p>
            <text:p text:style-name="P44"/>
            <text:p text:style-name="P54"><text:span text:style-name="Source_20_Text"><text:span text:style-name="T29">var parser = new DOMParser();</text:span></text:span></text:p>
            <text:p text:style-name="P54"><text:span text:style-name="Source_20_Text"><text:span text:style-name="T29">var doc = parser.parseFromString("</text:span></text:span><text:span text:style-name="Source_20_Text"><text:span text:style-name="T30">sourceStr</text:span></text:span><text:span text:style-name="Source_20_Text"><text:span text:style-name="T29">", "application/xml");</text:span></text:span></text:p>
            <text:p text:style-name="P54"><text:span text:style-name="Source_20_Text"><text:span text:style-name="T28">R</text:span></text:span><text:span text:style-name="Source_20_Text"><text:span text:style-name="T27">eturns a Document, but not a SVGDocument nor a HTMLDocument.</text:span></text:span></text:p>
            <text:p text:style-name="P54"><text:span text:style-name="Source_20_Text"><text:span text:style-name="T27"/></text:span></text:p>
            <text:p text:style-name="P56"><text:span text:style-name="Source_20_Text"><text:span text:style-name="T29">var parser = new DOMParser();</text:span></text:span></text:p>
            <text:p text:style-name="P56"><text:span text:style-name="Source_20_Text"><text:span text:style-name="T29">var doc = parser.parseFromString(</text:span></text:span><text:span text:style-name="Source_20_Text"><text:span text:style-name="T30">sourceStr</text:span></text:span><text:span text:style-name="Source_20_Text"><text:span text:style-name="T29">, "image/svg+xml");</text:span></text:span></text:p>
            <text:p text:style-name="P54"><text:span text:style-name="Source_20_Text"><text:span text:style-name="T28">R</text:span></text:span><text:span text:style-name="Source_20_Text"><text:span text:style-name="T27">eturns a SVGDocument, which also is a Document.</text:span></text:span></text:p>
            <text:p text:style-name="P54"><text:span text:style-name="Source_20_Text"><text:span text:style-name="T27"/></text:span></text:p>
            <text:p text:style-name="P56"><text:span text:style-name="Source_20_Text"><text:span text:style-name="T29">var parser = new DOMParser();</text:span></text:span></text:p>
            <text:p text:style-name="P56"><text:span text:style-name="Source_20_Text"><text:span text:style-name="T29">var doc = parser.parseFromString(</text:span></text:span><text:span text:style-name="Source_20_Text"><text:span text:style-name="T30">sourceStr</text:span></text:span><text:span text:style-name="Source_20_Text"><text:span text:style-name="T29">, "text/html");</text:span></text:span></text:p>
            <text:p text:style-name="P55"><text:span text:style-name="Source_20_Text"><text:span text:style-name="T31">Returns a HTML document.</text:span></text:span></text:p>
            <text:p text:style-name="P32"><text:span text:style-name="Source_20_Text"><text:span text:style-name="T27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3">sample function</text:span></text:p>
          </table:table-cell>
        </table:table-row>
        <table:table-row>
          <table:table-cell table:style-name="Táblázat3.A4" office:value-type="string">
            <text:p text:style-name="P51"/>
            <text:p text:style-name="P51">function parseHTML (str) {</text:p>
            <text:p text:style-name="P51"><text:s text:c="2"/>return Array.prototype.slice.call(</text:p>
            <text:p text:style-name="P51"><text:s text:c="4"/>(new DOMParser())</text:p>
            <text:p text:style-name="P51"><text:s text:c="6"/>.parseFromString(str, "text/html")</text:p>
            <text:p text:style-name="P51"><text:s text:c="6"/>.childNodes[0]</text:p>
            <text:p text:style-name="P51"><text:s text:c="6"/>.childNodes[1]</text:p>
            <text:p text:style-name="P51"><text:s text:c="6"/>.childNodes</text:p>
            <text:p text:style-name="P51"><text:s text:c="2"/>);</text:p>
            <text:p text:style-name="P51">}</text:p>
            <text:p text:style-name="P51"/>
            <text:p text:style-name="P51">parseHTML(</text:p>
            <text:p text:style-name="P51"><text:s text:c="2"/>"&lt;div&gt;1&lt;p&gt;2&lt;/p&gt;&lt;p&gt;3&lt;/p&gt;&lt;/div&gt;"</text:p>
            <text:p text:style-name="P51"><text:s text:c="2"/>+ "&lt;div&gt;4&lt;p&gt;5&lt;/p&gt;&lt;p&gt;6&lt;/p&gt;&lt;/div&gt;"</text:p>
            <text:p text:style-name="P51"><text:s text:c="2"/>+ "&lt;div&gt;7&lt;/div&gt;"</text:p>
            <text:p text:style-name="P51"><text:s text:c="2"/>+ "&lt;p&gt;8&lt;/p&gt;"</text:p>
            <text:p text:style-name="P51">);</text:p>
            <text:p text:style-name="P37"><text:span text:style-name="T43">=&gt; </text:span>Array(4) [ div, div, div, p ]</text:p>
            <text:p text:style-name="P38">Tested in IE11, Edge, Firefox and Chrome.</text:p>
            <text:p text:style-name="P51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8-23T18:05:16.654000000</dc:date>
    <meta:editing-duration>PT7H43M59S</meta:editing-duration>
    <meta:editing-cycles>152</meta:editing-cycles>
    <meta:generator>LibreOffice/6.2.5.2$Windows_X86_64 LibreOffice_project/1ec314fa52f458adc18c4f025c545a4e8b22c159</meta:generator>
    <meta:document-statistic meta:table-count="3" meta:image-count="0" meta:object-count="0" meta:page-count="3" meta:paragraph-count="156" meta:word-count="543" meta:character-count="4479" meta:non-whitespace-character-count="4045"/>
  </office:meta>
</office:document-meta>
</file>